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pecifiche dispositivo</text:p>
      <text:p text:style-name="P1"/>
      <text:p text:style-name="P1">Nome dispositivo<text:tab/>LAPTOP-HV4GK3LH</text:p>
      <text:p text:style-name="P1">Processore<text:tab/>11th Gen Intel(R) Core(TM) i7-1165G7 @ 2.80GHz <text:s text:c="2"/>2.80 GHz</text:p>
      <text:p text:style-name="P1">RAM installata<text:tab/>16,0 GB (15,8 GB utilizzabile)</text:p>
      <text:p text:style-name="P1">ID dispositivo<text:tab/>660B2189-04FD-4D83-8835-E69054B64320</text:p>
      <text:p text:style-name="P1">ID prodotto<text:tab/>00325-96796-93127-AAOEM</text:p>
      <text:p text:style-name="P1">Tipo sistema<text:tab/>Sistema operativo a 64 bit, processore basato su x64</text:p>
      <text:p text:style-name="P1">Penna e tocco<text:tab/>Nessun input penna o tocco disponibile per questo schermo</text:p>
      <text:p text:style-name="P1"/>
      <text:p text:style-name="P2"/>
      <text:p text:style-name="P3">Specifiche Windows</text:p>
      <text:p text:style-name="P1"/>
      <text:p text:style-name="P1">Edizione<text:tab/>Windows 10 Home</text:p>
      <text:p text:style-name="P1">Versione<text:tab/>22H2</text:p>
      <text:p text:style-name="P1">Data installazione:<text:tab/>‎29/‎04/‎2021</text:p>
      <text:p text:style-name="P1">Build sistema operativo<text:tab/>19045.3570</text:p>
      <text:p text:style-name="P1">Esperienza<text:tab/>Windows Feature Experience Pack 1000.19052.1000.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ccardo Zanini</meta:initial-creator>
    <meta:creation-date>2024-02-20T19:51:26.95</meta:creation-date>
    <meta:document-statistic meta:table-count="0" meta:image-count="0" meta:object-count="0" meta:page-count="1" meta:paragraph-count="14" meta:word-count="73" meta:character-count="571"/>
    <dc:date>2024-02-20T20:04:18.04</dc:date>
    <dc:creator>Riccardo Zanini</dc:creator>
    <meta:editing-duration>PT12M52S</meta:editing-duration>
    <meta:editing-cycles>1</meta:editing-cycles>
    <meta:generator>OpenOffice/4.1.10$Win32 OpenOffice.org_project/4110m2$Build-9807</meta:generator>
  </office:meta>
</office:document-meta>
</file>